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automatic-styles>
    <text:list-style style:name="LFO1">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a" style:num-letter-sync="true">
        <style:list-level-properties text:space-before="1.25in" text:min-label-width="0.25in"/>
      </text:list-level-style-number>
      <text:list-level-style-number text:level="4" style:num-suffix="." style:num-format="a" style:num-letter-sync="true">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a" style:num-letter-sync="true">
        <style:list-level-properties text:space-before="2.75in" text:min-label-width="0.25in"/>
      </text:list-level-style-number>
      <text:list-level-style-number text:level="7" style:num-suffix="." style:num-format="a" style:num-letter-sync="true">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a" style:num-letter-sync="true">
        <style:list-level-properties text:space-before="4.25in" text:min-label-width="0.25in"/>
      </text:list-level-style-number>
    </text:list-style>
    <text:list-style style:name="LFO2">
      <text:list-level-style-number text:level="1" style:num-suffix="." style:num-format="a" style:num-letter-sync="true">
        <style:list-level-properties text:space-before="0.25in" text:min-label-width="0.25in"/>
      </text:list-level-style-number>
      <text:list-level-style-number text:level="2" style:num-suffix="." style:num-format="i">
        <style:list-level-properties fo:text-align="end" text:space-before="0.75in" text:min-label-width="0.25in"/>
      </text:list-level-style-number>
      <text:list-level-style-number text:level="3" style:num-suffix="." style:num-format="a" style:num-letter-sync="true">
        <style:list-level-properties text:space-before="1.25in" text:min-label-width="0.25in"/>
      </text:list-level-style-number>
      <text:list-level-style-number text:level="4" style:num-suffix="." style:num-format="a" style:num-letter-sync="true">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a" style:num-letter-sync="true">
        <style:list-level-properties text:space-before="2.75in" text:min-label-width="0.25in"/>
      </text:list-level-style-number>
      <text:list-level-style-number text:level="7" style:num-suffix="." style:num-format="a" style:num-letter-sync="true">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a" style:num-letter-sync="true">
        <style:list-level-properties text:space-before="4.25in" text:min-label-width="0.25in"/>
      </text:list-level-style-number>
    </text:list-style>
    <text:list-style style:name="LFO3">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a" style:num-letter-sync="true">
        <style:list-level-properties text:space-before="1.25in" text:min-label-width="0.25in"/>
      </text:list-level-style-number>
      <text:list-level-style-number text:level="4" style:num-suffix="." style:num-format="a" style:num-letter-sync="true">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a" style:num-letter-sync="true">
        <style:list-level-properties text:space-before="2.75in" text:min-label-width="0.25in"/>
      </text:list-level-style-number>
      <text:list-level-style-number text:level="7" style:num-suffix="." style:num-format="a" style:num-letter-sync="true">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a" style:num-letter-sync="true">
        <style:list-level-properties text:space-before="4.25in" text:min-label-width="0.25in"/>
      </text:list-level-style-number>
    </text:list-style>
    <text:list-style style:name="LFO4">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a" style:num-letter-sync="true">
        <style:list-level-properties text:space-before="1.25in" text:min-label-width="0.25in"/>
      </text:list-level-style-number>
      <text:list-level-style-number text:level="4" style:num-suffix="." style:num-format="a" style:num-letter-sync="true">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a" style:num-letter-sync="true">
        <style:list-level-properties text:space-before="2.75in" text:min-label-width="0.25in"/>
      </text:list-level-style-number>
      <text:list-level-style-number text:level="7" style:num-suffix="." style:num-format="a" style:num-letter-sync="true">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a" style:num-letter-sync="true">
        <style:list-level-properties text:space-before="4.25in" text:min-label-width="0.25in"/>
      </text:list-level-style-number>
    </text:list-style>
    <text:list-style style:name="LFO5">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a" style:num-letter-sync="true">
        <style:list-level-properties text:space-before="1.25in" text:min-label-width="0.25in"/>
      </text:list-level-style-number>
      <text:list-level-style-number text:level="4" style:num-suffix="." style:num-format="a" style:num-letter-sync="true">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a" style:num-letter-sync="true">
        <style:list-level-properties text:space-before="2.75in" text:min-label-width="0.25in"/>
      </text:list-level-style-number>
      <text:list-level-style-number text:level="7" style:num-suffix="." style:num-format="a" style:num-letter-sync="true">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a" style:num-letter-sync="true">
        <style:list-level-properties text:space-before="4.25in" text:min-label-width="0.25in"/>
      </text:list-level-style-number>
    </text:list-style>
    <style:style style:name="P1" style:parent-style-name="Normal" style:master-page-name="MP0" style:family="paragraph">
      <style:paragraph-properties fo:break-before="page" fo:text-align="center" fo:margin-bottom="0in" fo:line-height="100%"/>
      <style:text-properties style:font-name="Times New Roman" style:font-name-asian="Times New Roman" style:font-name-complex="Times New Roman" fo:font-weight="bold" style:font-weight-asian="bold" fo:font-size="18pt" style:font-size-asian="18pt" style:font-size-complex="12pt" style:language-asian="pt" style:country-asian="BR"/>
    </style:style>
    <style:style style:name="P2" style:parent-style-name="Normal" style:family="paragraph">
      <style:paragraph-properties fo:text-align="center" fo:margin-bottom="0in" fo:line-height="100%"/>
      <style:text-properties style:font-name="Times New Roman" style:font-name-asian="Times New Roman" style:font-name-complex="Times New Roman" fo:font-weight="bold" style:font-weight-asian="bold" fo:font-size="18pt" style:font-size-asian="18pt" style:font-size-complex="12pt" style:language-asian="pt" style:country-asian="BR"/>
    </style:style>
    <style:style style:name="P3" style:parent-style-name="Normal" style:family="paragraph">
      <style:paragraph-properties fo:text-align="center" fo:margin-top="0.0694in" fo:margin-bottom="0.0694in" fo:line-height="100%"/>
    </style:style>
    <style:style style:name="T4" style:parent-style-name="Fonteparág.padrão"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pt" style:country-asian="BR"/>
    </style:style>
    <style:style style:name="P5" style:parent-style-name="Normal" style:family="paragraph">
      <style:paragraph-properties fo:text-align="justify" fo:margin-bottom="0in" fo:line-height="100%"/>
      <style:text-properties style:font-name="Times New Roman" style:font-name-asian="Times New Roman" style:font-name-complex="Times New Roman" fo:font-size="12pt" style:font-size-asian="12pt" style:font-size-complex="12pt" style:language-asian="pt" style:country-asian="BR"/>
    </style:style>
    <style:style style:name="P6" style:parent-style-name="Normal" style:family="paragraph">
      <style:paragraph-properties fo:text-align="justify" fo:margin-top="0.0694in" fo:margin-bottom="0.0694in" fo:line-height="100%"/>
    </style:style>
    <style:style style:name="T7" style:parent-style-name="Fonteparág.padrão"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pt" style:country-asian="BR"/>
    </style:style>
    <style:style style:name="T8" style:parent-style-name="Fonteparág.padrão" style:family="text">
      <style:text-properties style:font-name="Times New Roman" style:font-name-asian="Times New Roman" style:font-name-complex="Times New Roman" fo:font-size="12pt" style:font-size-asian="12pt" style:font-size-complex="12pt" style:language-asian="pt" style:country-asian="BR"/>
    </style:style>
    <style:style style:name="P9" style:parent-style-name="Normal"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style:language-asian="pt" style:country-asian="BR"/>
    </style:style>
    <style:style style:name="P10" style:parent-style-name="Normal"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style:language-asian="pt" style:country-asian="BR"/>
    </style:style>
    <style:style style:name="P11" style:parent-style-name="Normal" style:family="paragraph">
      <style:paragraph-properties fo:text-align="justify" fo:margin-top="0.0694in" fo:margin-bottom="0.0694in" fo:line-height="100%"/>
    </style:style>
    <style:style style:name="T12" style:parent-style-name="Fonteparág.padrão"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pt" style:country-asian="BR"/>
    </style:style>
    <style:style style:name="T13" style:parent-style-name="Fonteparág.padrão" style:family="text">
      <style:text-properties style:font-name="Times New Roman" style:font-name-asian="Times New Roman" style:font-name-complex="Times New Roman" fo:font-size="12pt" style:font-size-asian="12pt" style:font-size-complex="12pt" style:language-asian="pt" style:country-asian="BR"/>
    </style:style>
    <style:style style:name="P14" style:parent-style-name="Normal" style:list-style-name="LFO1" style:family="paragraph">
      <style:paragraph-properties fo:text-align="justify" fo:margin-top="0.0694in" fo:margin-bottom="0.0694in" fo:line-height="100%"/>
    </style:style>
    <style:style style:name="T15" style:parent-style-name="Fonteparág.padrão"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pt" style:country-asian="BR"/>
    </style:style>
    <style:style style:name="T16" style:parent-style-name="Fonteparág.padrão" style:family="text">
      <style:text-properties style:font-name="Times New Roman" style:font-name-asian="Times New Roman" style:font-name-complex="Times New Roman" fo:font-size="12pt" style:font-size-asian="12pt" style:font-size-complex="12pt" style:language-asian="pt" style:country-asian="BR"/>
    </style:style>
    <style:style style:name="P17" style:parent-style-name="Normal" style:list-style-name="LFO1" style:family="paragraph">
      <style:paragraph-properties fo:text-align="justify" fo:margin-top="0.0694in" fo:margin-bottom="0.0694in" fo:line-height="100%"/>
    </style:style>
    <style:style style:name="T18" style:parent-style-name="Fonteparág.padrão"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pt" style:country-asian="BR"/>
    </style:style>
    <style:style style:name="T19" style:parent-style-name="Fonteparág.padrão" style:family="text">
      <style:text-properties style:font-name="Times New Roman" style:font-name-asian="Times New Roman" style:font-name-complex="Times New Roman" fo:font-size="12pt" style:font-size-asian="12pt" style:font-size-complex="12pt" style:language-asian="pt" style:country-asian="BR"/>
    </style:style>
    <style:style style:name="P20" style:parent-style-name="Normal" style:list-style-name="LFO1" style:family="paragraph">
      <style:paragraph-properties fo:text-align="justify" fo:margin-top="0.0694in" fo:margin-bottom="0.0694in" fo:line-height="100%"/>
    </style:style>
    <style:style style:name="T21" style:parent-style-name="Fonteparág.padrão"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pt" style:country-asian="BR"/>
    </style:style>
    <style:style style:name="T22" style:parent-style-name="Fonteparág.padrão" style:family="text">
      <style:text-properties style:font-name="Times New Roman" style:font-name-asian="Times New Roman" style:font-name-complex="Times New Roman" fo:font-size="12pt" style:font-size-asian="12pt" style:font-size-complex="12pt" style:language-asian="pt" style:country-asian="BR"/>
    </style:style>
    <style:style style:name="P23" style:parent-style-name="Normal" style:list-style-name="LFO1" style:family="paragraph">
      <style:paragraph-properties fo:text-align="justify" fo:margin-top="0.0694in" fo:margin-bottom="0.0694in" fo:line-height="100%"/>
    </style:style>
    <style:style style:name="T24" style:parent-style-name="Fonteparág.padrão"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pt" style:country-asian="BR"/>
    </style:style>
    <style:style style:name="T25" style:parent-style-name="Fonteparág.padrão" style:family="text">
      <style:text-properties style:font-name="Times New Roman" style:font-name-asian="Times New Roman" style:font-name-complex="Times New Roman" fo:font-size="12pt" style:font-size-asian="12pt" style:font-size-complex="12pt" style:language-asian="pt" style:country-asian="BR"/>
    </style:style>
    <style:style style:name="P26" style:parent-style-name="Normal" style:list-style-name="LFO1" style:family="paragraph">
      <style:paragraph-properties fo:text-align="justify" fo:margin-top="0.0694in" fo:margin-bottom="0.0694in" fo:line-height="100%"/>
    </style:style>
    <style:style style:name="T27" style:parent-style-name="Fonteparág.padrão"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pt" style:country-asian="BR"/>
    </style:style>
    <style:style style:name="T28" style:parent-style-name="Fonteparág.padrão" style:family="text">
      <style:text-properties style:font-name="Times New Roman" style:font-name-asian="Times New Roman" style:font-name-complex="Times New Roman" fo:font-size="12pt" style:font-size-asian="12pt" style:font-size-complex="12pt" style:language-asian="pt" style:country-asian="BR"/>
    </style:style>
    <style:style style:name="P29" style:parent-style-name="Normal" style:list-style-name="LFO1" style:family="paragraph">
      <style:paragraph-properties fo:text-align="justify" fo:margin-top="0.0694in" fo:margin-bottom="0.0694in" fo:line-height="100%"/>
    </style:style>
    <style:style style:name="T30" style:parent-style-name="Fonteparág.padrão"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pt" style:country-asian="BR"/>
    </style:style>
    <style:style style:name="T31" style:parent-style-name="Fonteparág.padrão" style:family="text">
      <style:text-properties style:font-name="Times New Roman" style:font-name-asian="Times New Roman" style:font-name-complex="Times New Roman" fo:font-size="12pt" style:font-size-asian="12pt" style:font-size-complex="12pt" style:language-asian="pt" style:country-asian="BR"/>
    </style:style>
    <style:style style:name="P32" style:parent-style-name="Normal" style:list-style-name="LFO1" style:family="paragraph">
      <style:paragraph-properties fo:text-align="justify" fo:margin-top="0.0694in" fo:margin-bottom="0.0694in" fo:line-height="100%"/>
    </style:style>
    <style:style style:name="T33" style:parent-style-name="Fonteparág.padrão"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pt" style:country-asian="BR"/>
    </style:style>
    <style:style style:name="T34" style:parent-style-name="Fonteparág.padrão" style:family="text">
      <style:text-properties style:font-name="Times New Roman" style:font-name-asian="Times New Roman" style:font-name-complex="Times New Roman" fo:font-size="12pt" style:font-size-asian="12pt" style:font-size-complex="12pt" style:language-asian="pt" style:country-asian="BR"/>
    </style:style>
    <style:style style:name="P35" style:parent-style-name="Normal" style:family="paragraph">
      <style:paragraph-properties fo:text-align="justify" fo:margin-top="0.0694in" fo:margin-bottom="0.0694in" fo:line-height="100%"/>
    </style:style>
    <style:style style:name="T36" style:parent-style-name="Fonteparág.padrão"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pt" style:country-asian="BR"/>
    </style:style>
    <style:style style:name="T37" style:parent-style-name="Fonteparág.padrão" style:family="text">
      <style:text-properties style:font-name="Times New Roman" style:font-name-asian="Times New Roman" style:font-name-complex="Times New Roman" fo:font-size="12pt" style:font-size-asian="12pt" style:font-size-complex="12pt" style:language-asian="pt" style:country-asian="BR"/>
    </style:style>
    <style:style style:name="P38" style:parent-style-name="Normal" style:family="paragraph">
      <style:paragraph-properties fo:text-align="justify" fo:margin-top="0.0694in" fo:margin-bottom="0.0694in" fo:line-height="100%"/>
    </style:style>
    <style:style style:name="T39" style:parent-style-name="Fonteparág.padrão"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pt" style:country-asian="BR"/>
    </style:style>
    <style:style style:name="T40" style:parent-style-name="Fonteparág.padrão" style:family="text">
      <style:text-properties style:font-name="Times New Roman" style:font-name-asian="Times New Roman" style:font-name-complex="Times New Roman" fo:font-size="12pt" style:font-size-asian="12pt" style:font-size-complex="12pt" style:language-asian="pt" style:country-asian="BR"/>
    </style:style>
    <style:style style:name="P41" style:parent-style-name="Normal" style:list-style-name="LFO2"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style:language-asian="pt" style:country-asian="BR"/>
    </style:style>
    <style:style style:name="P42" style:parent-style-name="Normal" style:list-style-name="LFO2"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style:language-asian="pt" style:country-asian="BR"/>
    </style:style>
    <style:style style:name="P43" style:parent-style-name="Normal" style:list-style-name="LFO2"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style:language-asian="pt" style:country-asian="BR"/>
    </style:style>
    <style:style style:name="P44" style:parent-style-name="Normal" style:list-style-name="LFO2"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style:language-asian="pt" style:country-asian="BR"/>
    </style:style>
    <style:style style:name="P45" style:parent-style-name="Normal" style:list-style-name="LFO2"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style:language-asian="pt" style:country-asian="BR"/>
    </style:style>
    <style:style style:name="P46" style:parent-style-name="Normal" style:list-style-name="LFO2" style:family="paragraph">
      <style:paragraph-properties fo:text-align="justify" fo:margin-top="0.0694in" fo:margin-bottom="0.0694in" fo:line-height="100%"/>
    </style:style>
    <style:style style:name="T47" style:parent-style-name="Fonteparág.padrão"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pt" style:country-asian="BR"/>
    </style:style>
    <style:style style:name="T48" style:parent-style-name="Fonteparág.padrão" style:family="text">
      <style:text-properties style:font-name="Times New Roman" style:font-name-asian="Times New Roman" style:font-name-complex="Times New Roman" fo:font-size="12pt" style:font-size-asian="12pt" style:font-size-complex="12pt" style:language-asian="pt" style:country-asian="BR"/>
    </style:style>
    <style:style style:name="P49" style:parent-style-name="Normal" style:list-style-name="LFO2" style:family="paragraph">
      <style:paragraph-properties fo:text-align="justify" fo:margin-top="0.0694in" fo:margin-bottom="0.0694in" fo:line-height="100%"/>
    </style:style>
    <style:style style:name="T50" style:parent-style-name="Fonteparág.padrão"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pt" style:country-asian="BR"/>
    </style:style>
    <style:style style:name="T51" style:parent-style-name="Fonteparág.padrão" style:family="text">
      <style:text-properties style:font-name="Times New Roman" style:font-name-asian="Times New Roman" style:font-name-complex="Times New Roman" fo:font-size="12pt" style:font-size-asian="12pt" style:font-size-complex="12pt" style:language-asian="pt" style:country-asian="BR"/>
    </style:style>
    <style:style style:name="P52" style:parent-style-name="Normal" style:list-style-name="LFO2" style:family="paragraph">
      <style:paragraph-properties fo:text-align="justify" fo:margin-top="0.0694in" fo:margin-bottom="0.0694in" fo:line-height="100%"/>
    </style:style>
    <style:style style:name="T53" style:parent-style-name="Fonteparág.padrão"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pt" style:country-asian="BR"/>
    </style:style>
    <style:style style:name="T54" style:parent-style-name="Fonteparág.padrão" style:family="text">
      <style:text-properties style:font-name="Times New Roman" style:font-name-asian="Times New Roman" style:font-name-complex="Times New Roman" fo:font-size="12pt" style:font-size-asian="12pt" style:font-size-complex="12pt" style:language-asian="pt" style:country-asian="BR"/>
    </style:style>
    <style:style style:name="T55" style:parent-style-name="Fonteparág.padrão" style:family="text">
      <style:text-properties style:font-name="Times New Roman" style:font-name-asian="Times New Roman" style:font-name-complex="Times New Roman" fo:font-size="12pt" style:font-size-asian="12pt" style:font-size-complex="12pt" style:language-asian="pt" style:country-asian="BR"/>
    </style:style>
    <style:style style:name="P56" style:parent-style-name="Normal"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style:language-asian="pt" style:country-asian="BR"/>
    </style:style>
    <style:style style:name="P57" style:parent-style-name="Normal" style:family="paragraph">
      <style:paragraph-properties fo:text-align="justify" fo:margin-top="0.0694in" fo:margin-bottom="0.0694in" fo:line-height="100%"/>
    </style:style>
    <style:style style:name="T58" style:parent-style-name="Fonteparág.padrão"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pt" style:country-asian="BR"/>
    </style:style>
    <style:style style:name="T59" style:parent-style-name="Fonteparág.padrão" style:family="text">
      <style:text-properties style:font-name="Times New Roman" style:font-name-asian="Times New Roman" style:font-name-complex="Times New Roman" fo:font-size="12pt" style:font-size-asian="12pt" style:font-size-complex="12pt" style:language-asian="pt" style:country-asian="BR"/>
    </style:style>
    <style:style style:name="P60" style:parent-style-name="Normal" style:list-style-name="LFO3"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style:language-asian="pt" style:country-asian="BR"/>
    </style:style>
    <style:style style:name="P61" style:parent-style-name="Normal" style:list-style-name="LFO3"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style:language-asian="pt" style:country-asian="BR"/>
    </style:style>
    <style:style style:name="P62" style:parent-style-name="Normal" style:list-style-name="LFO3"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style:language-asian="pt" style:country-asian="BR"/>
    </style:style>
    <style:style style:name="P63" style:parent-style-name="Normal" style:family="paragraph">
      <style:paragraph-properties fo:text-align="justify" fo:margin-top="0.0694in" fo:margin-bottom="0.0694in" fo:line-height="100%"/>
    </style:style>
    <style:style style:name="T64" style:parent-style-name="Fonteparág.padrão"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pt" style:country-asian="BR"/>
    </style:style>
    <style:style style:name="P65" style:parent-style-name="Normal"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style:language-asian="pt" style:country-asian="BR"/>
    </style:style>
    <style:style style:name="P66" style:parent-style-name="Normal" style:family="paragraph">
      <style:paragraph-properties fo:text-align="justify" fo:margin-top="0.0694in" fo:margin-bottom="0.0694in" fo:line-height="100%"/>
    </style:style>
    <style:style style:name="T67" style:parent-style-name="Fonteparág.padrão"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pt" style:country-asian="BR"/>
    </style:style>
    <style:style style:name="T68" style:parent-style-name="Fonteparág.padrão" style:family="text">
      <style:text-properties style:font-name="Times New Roman" style:font-name-asian="Times New Roman" style:font-name-complex="Times New Roman" fo:font-size="12pt" style:font-size-asian="12pt" style:font-size-complex="12pt" style:language-asian="pt" style:country-asian="BR"/>
    </style:style>
    <style:style style:name="P69" style:parent-style-name="Normal" style:family="paragraph">
      <style:paragraph-properties fo:text-align="justify" fo:margin-top="0.0694in" fo:margin-bottom="0.0694in" fo:line-height="100%"/>
    </style:style>
    <style:style style:name="T70" style:parent-style-name="Fonteparág.padrão"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pt" style:country-asian="BR"/>
    </style:style>
    <style:style style:name="T71" style:parent-style-name="Fonteparág.padrão" style:family="text">
      <style:text-properties style:font-name="Times New Roman" style:font-name-asian="Times New Roman" style:font-name-complex="Times New Roman" fo:font-size="12pt" style:font-size-asian="12pt" style:font-size-complex="12pt" style:language-asian="pt" style:country-asian="BR"/>
    </style:style>
    <style:style style:name="P72" style:parent-style-name="Normal" style:list-style-name="LFO4"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style:language-asian="pt" style:country-asian="BR"/>
    </style:style>
    <style:style style:name="P73" style:parent-style-name="Normal" style:list-style-name="LFO4"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style:language-asian="pt" style:country-asian="BR"/>
    </style:style>
    <style:style style:name="P74" style:parent-style-name="Normal" style:family="paragraph">
      <style:paragraph-properties fo:text-align="justify" fo:margin-top="0.0694in" fo:margin-bottom="0.0694in" fo:line-height="100%"/>
    </style:style>
    <style:style style:name="T75" style:parent-style-name="Fonteparág.padrão"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pt" style:country-asian="BR"/>
    </style:style>
    <style:style style:name="T76" style:parent-style-name="Fonteparág.padrão" style:family="text">
      <style:text-properties style:font-name="Times New Roman" style:font-name-asian="Times New Roman" style:font-name-complex="Times New Roman" fo:font-size="12pt" style:font-size-asian="12pt" style:font-size-complex="12pt" style:language-asian="pt" style:country-asian="BR"/>
    </style:style>
    <style:style style:name="P77" style:parent-style-name="Normal" style:list-style-name="LFO5"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style:language-asian="pt" style:country-asian="BR"/>
    </style:style>
    <style:style style:name="P78" style:parent-style-name="Normal" style:list-style-name="LFO5"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style:language-asian="pt" style:country-asian="BR"/>
    </style:style>
    <style:style style:name="P79" style:parent-style-name="Normal" style:list-style-name="LFO5"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style:language-asian="pt" style:country-asian="BR"/>
    </style:style>
    <style:style style:name="P80" style:parent-style-name="Normal" style:list-style-name="LFO5"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style:language-asian="pt" style:country-asian="BR"/>
    </style:style>
    <style:style style:name="P81" style:parent-style-name="Normal" style:list-style-name="LFO5"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style:language-asian="pt" style:country-asian="BR"/>
    </style:style>
    <style:style style:name="P82" style:parent-style-name="Normal"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style:language-asian="pt" style:country-asian="BR"/>
    </style:style>
    <style:style style:name="P83" style:parent-style-name="Normal" style:family="paragraph">
      <style:paragraph-properties fo:text-align="justify" fo:margin-top="0.0694in" fo:margin-bottom="0.0694in" fo:line-height="100%"/>
      <style:text-properties style:font-name="Times New Roman" style:font-name-asian="Times New Roman" style:font-name-complex="Times New Roman" fo:font-size="12pt" style:font-size-asian="12pt" style:font-size-complex="12pt" style:language-asian="pt" style:country-asian="BR"/>
    </style:style>
    <style:style style:name="P84" style:parent-style-name="Normal" style:family="paragraph">
      <style:paragraph-properties fo:text-align="justify" fo:margin-top="0.0694in" fo:margin-bottom="0.0694in" fo:line-height="100%"/>
    </style:style>
    <style:style style:name="T85" style:parent-style-name="Fonteparág.padrão" style:family="text">
      <style:text-properties style:font-name="Times New Roman" style:font-name-asian="Times New Roman" style:font-name-complex="Times New Roman" fo:font-size="12pt" style:font-size-asian="12pt" style:font-size-complex="12pt" style:language-asian="pt" style:country-asian="BR"/>
    </style:style>
    <style:style style:name="T86" style:parent-style-name="Fonteparág.padrão" style:family="text">
      <style:text-properties style:font-name="Times New Roman" style:font-name-asian="Times New Roman" style:font-name-complex="Times New Roman" fo:color="#0000FF" fo:font-size="12pt" style:font-size-asian="12pt" style:font-size-complex="12pt" style:text-underline-type="single" style:text-underline-style="solid" style:text-underline-width="auto" style:text-underline-mode="continuous" style:language-asian="pt" style:country-asian="BR"/>
    </style:style>
    <style:style style:name="T87" style:parent-style-name="Fonteparág.padrão" style:family="text">
      <style:text-properties style:font-name="Times New Roman" style:font-name-asian="Times New Roman" style:font-name-complex="Times New Roman" fo:font-size="12pt" style:font-size-asian="12pt" style:font-size-complex="12pt" style:language-asian="pt" style:country-asian="BR"/>
    </style:style>
    <style:style style:name="P88" style:parent-style-name="Normal" style:family="paragraph">
      <style:paragraph-properties fo:text-align="justify"/>
    </style:style>
  </office:automatic-styles>
  <office:body>
    <office:text text:use-soft-page-breaks="true">
      <text:p text:style-name="P1">Creative Commons</text:p>
      <text:p text:style-name="P2">Legal Code</text:p>
      <text:p text:style-name="P3"><text:span text:style-name="T4">Atribuição - Compartilhamento pela mesma licença 2.0</text:span></text:p>
      <text:p text:style-name="P5">A INSTITUIÇÃO CREATIVE COMMONS NÃO É UM ESCRITÓRIO DE ADVOCACIA E NÃO PRESTA SERVIÇOS JURÍDICOS. A DISTRIBUIÇÃO DESTA LICENÇA NÃO ESTABELECE QUALQUER RELAÇÃO ADVOCATÍCIA. O CREATIVE COMMONS DISPONIBILIZA ESTA INFORMAÇÃO "NO ESTADO EM QUE SE ENCONTRA". O CREATIVE COMMONS NÃO FAZ QUALQUER GARANTIA QUANTO ÀS INFORMAÇÕES DISPONIBILIZADAS E SE EXONERA DE QUALQUER RESPONSABILIDADE POR DANOS RESULTANTES DO SEU USO.</text:p>
      <text:p text:style-name="P6"><text:span text:style-name="T7">Licença</text:span><text:span text:style-name="T8"><text:s/></text:span></text:p>
      <text:p text:style-name="P9">A OBRA (CONFORME DEFINIDA ABAIXO) É DISPONIBILIZADA DE ACORDO COM OS TERMOS DESTA LICENÇA PÚBLICA CREATIVE COMMONS ("CCPL" OU "LICENÇA"). A OBRA É PROTEGIDA POR DIREITO AUTORAL E/OU OUTRAS LEIS APLICÁVEIS. QUALQUER USO DA OBRA QUE NÃO O AUTORIZADO SOB ESTA LICENÇA OU PELA LEGISLAÇÃO AUTORAL É PROIBIDO.</text:p>
      <text:p text:style-name="P10">AO EXERCER QUAISQUER DOS DIREITOS À OBRA AQUI CONCEDIDOS, VOCÊ ACEITA E CONCORDA FICAR OBRIGADO NOS TERMOS DESTA LICENÇA. O LICENCIANTE CONCEDE A VOCÊ OS DIREITOS AQUI CONTIDOS EM CONTRAPARTIDA À SUA ACEITAÇÃO DESTES TERMOS E CONDIÇÕES.</text:p>
      <text:p text:style-name="P11"><text:span text:style-name="T12">1. Definições</text:span><text:span text:style-name="T13"><text:s/></text:span></text:p>
      <text:list text:style-name="LFO1" text:continue-numbering="true">
        <text:list-item>
          <text:p text:style-name="P14"><text:span text:style-name="T15">"Obra Coletiva"</text:span><text:span text:style-name="T16"><text:s/>significa uma obra, tal como uma edição periódica, antologia ou enciclopédia, na qual a Obra em sua totalidade e de forma inalterada, em conjunto com um número de outras contribuições, constituindo obras independentes e separadas em si mesmas, são agregadas em um trabalho coletivo. Uma obra que constitua uma Obra Coletiva não será considerada Obra Derivada (conforme definido abaixo) para os propósitos desta licença.<text:s/></text:span></text:p>
        </text:list-item>
        <text:list-item>
          <text:p text:style-name="P17"><text:span text:style-name="T18">"Obra Derivada"</text:span><text:span text:style-name="T19"><text:s/>significa uma obra baseada sobre a Obra ou sobre a Obra e outras obras pré-existentes, tal como uma tradução, arranjo musical, dramatização, romantização, versão de filme, gravação de som, reprodução de obra artística, resumo, condensação ou qualquer outra forma na qual a Obra possa ser refeita, transformada ou adaptada, com a exceção de que uma obra que constitua uma Obra Coletiva não será considerada Obra Derivada para fins desta licença. Para evitar dúvidas, quando a Obra for uma composição musical ou gravação de som, a sincronização da Obra em relação cronometrada com uma imagem em movimento (“synching”) será considerada uma Obra Derivada para os propósitos desta licença.</text:span></text:p>
        </text:list-item>
        <text:list-item>
          <text:p text:style-name="P20"><text:span text:style-name="T21">"Licenciante"</text:span><text:span text:style-name="T22"><text:s/>significa a pessoa física ou a jurídica que oferece a Obra sob os termos desta licença.<text:s/></text:span></text:p>
        </text:list-item>
        <text:list-item>
          <text:p text:style-name="P23"><text:span text:style-name="T24">"Autor Original"</text:span><text:span text:style-name="T25"><text:s/>significa a pessoa física ou jurídica que criou a Obra.<text:s/></text:span></text:p>
        </text:list-item>
        <text:list-item>
          <text:p text:style-name="P26"><text:span text:style-name="T27">"Obra"</text:span><text:span text:style-name="T28"><text:s/>significa a obra autoral, passível de proteção pelo direito autoral, oferecida sob os termos desta licença.<text:s/></text:span></text:p>
        </text:list-item>
        <text:list-item>
          <text:p text:style-name="P29"><text:span text:style-name="T30">"Você"</text:span><text:span text:style-name="T31"><text:s/>significa a pessoa física ou jurídica exercendo direitos sob esta Licença que não tenha previamente violado os termos desta Licença com relação à Obra, ou que tenha recebido permissão expressa do Licenciante para exercer direitos sob esta Licença apesar de uma violação prévia.<text:s/></text:span></text:p>
        </text:list-item>
        <text:list-item>
          <text:p text:style-name="P32"><text:span text:style-name="T33">"Elementos da Licença"</text:span><text:span text:style-name="T34"><text:s/>significa os principais atributos da licença correspondente, conforme escolhidos pelo licenciante e indicados no título desta licença: Atribuição, Compartilhamento pela Mesma Licença.<text:s/></text:span></text:p>
        </text:list-item>
      </text:list>
      <text:p text:style-name="P35"><text:span text:style-name="T36">2. Direitos de Uso Legítimo.</text:span><text:span text:style-name="T37"><text:s/>Nada nesta licença deve ser interpretado de modo a reduzir, limitar ou restringir quaisquer direitos relativos ao uso legítimo, ou outras limitações sobre os direitos exclusivos do titular de direitos autorais sob a legislação autoral ou quaisquer outras leis aplicáveis.<text:s/></text:span></text:p>
      <text:p text:style-name="P38"><text:span text:style-name="T39">3. Concessão da Licença.</text:span><text:span text:style-name="T40"><text:s/>O Licenciante concede a Você uma licença de abrangência mundial, sem royalties, não-exclusiva, perpétua (pela duração do direito autoral aplicável), sujeita aos termos e condições desta Licença, para exercer os direitos sobre a Obra definidos abaixo:<text:s/></text:span></text:p>
      <text:list text:style-name="LFO2" text:continue-numbering="true">
        <text:list-item>
          <text:p text:style-name="P41">reproduzir a Obra, incorporar a Obra em uma ou mais Obras Coletivas e reproduzir a Obra quando incorporada em Obra Coletiva;<text:s/></text:p>
        </text:list-item>
        <text:list-item>
          <text:p text:style-name="P42">criar e reproduzir Obras Derivadas;<text:s/></text:p>
        </text:list-item>
        <text:list-item>
          <text:p text:style-name="P43">distribuir cópias ou gravações da Obra, exibir publicamente, executar publicamente e executar publicamente por meio de uma transmissão digital de áudio a Obra, inclusive quando incorporada em Obras Coletivas;<text:s/></text:p>
        </text:list-item>
        <text:list-item>
          <text:p text:style-name="P44">distribuir cópias ou gravações de Obras Derivadas, exibir publicamente, executar publicamente e executar publicamente por meio de uma transmissão digital de áudio Obras Derivadas.<text:s/></text:p>
        </text:list-item>
        <text:list-item>
          <text:p text:style-name="P45">De modo a tornar claras estas disposições, quando uma Obra for uma composição musical:</text:p>
          <text:list text:continue-numbering="true">
            <text:list-item>
              <text:p text:style-name="P46"><text:span text:style-name="T47">Royalties e execução pública</text:span><text:span text:style-name="T48">. O Licenciante reserva o seu direito exclusivo de coletar, seja individualmente ou através de entidades coletoras de direitos de execução (por exemplo, ECAD, ASCAP, BMI, SESAC), o valor dos seus direitos autorais pela execução pública da obra ou execução pública digital (por exemplo, webcasting) da Obra se esta execução for predominantemente intencionada ou direcionada à obtenção de vantagem comercial ou compensação monetária privada.</text:span></text:p>
            </text:list-item>
            <text:list-item>
              <text:p text:style-name="P49"><text:span text:style-name="T50">Royalties e Direitos fonomecânicos</text:span><text:span text:style-name="T51">. O Licenciante renuncia o seu direito exclusivo de coletar, seja individualmente ou através de uma entidade designada como seu agente (por exemplo, a agência Harry Fox), royalties relativos a quaisquer gravações que Você criar da Obra (por exemplo, uma versão “cover”) e distribuir, conforme as disposições aplicáveis de direito autoral.<text:s/></text:span></text:p>
            </text:list-item>
          </text:list>
        </text:list-item>
        <text:list-item>
          <text:p text:style-name="P52"><text:span text:style-name="T53">Direitos de Execução Digital pela Internet (Webcasting) e royalties</text:span><text:span text:style-name="T54">. De modo a evitar dúvidas, quando a Obra for uma gravação de som, o Licenciante reserva o seu direito exclusivo de coletar, seja individualmente ou através de entidades coletoras de direitos de execução (por exemplo, SoundExchange ou ECAD), royalties e direitos autorais pela execução digital pública (por exemplo,<text:s/></text:span><text:soft-page-break/><text:span text:style-name="T55">Webcasting) da Obra, conforme as disposições aplicáveis de direito autoral, se a execução digital pública feita por Você for predominantemente intencionada ou direcionada à obtenção de vantagem comercial ou compensação monetária privada.</text:span></text:p>
        </text:list-item>
      </text:list>
      <text:p text:style-name="P56">Os direitos acima podem ser exercidos em todas as mídias e formatos, independente de serem conhecidos agora ou concebidos posteriormente. Os direitos acima incluem o direito de fazer modificações que forem tecnicamente necessárias para exercer os direitos em outras mídias, meios e formatos. Todos os direitos não concedidos expressamente pelo Licenciante ficam aqui reservados.</text:p>
      <text:p text:style-name="P57"><text:span text:style-name="T58">4. Restrições.</text:span><text:span text:style-name="T59">A licença concedida na Seção 3 acima está expressamente sujeita e limitada aos seguintes termos:</text:span></text:p>
      <text:list text:style-name="LFO3" text:continue-numbering="true">
        <text:list-item>
          <text:p text:style-name="P60">Você pode distribuir, exibir publicamente, executar publicamente ou executar publicamente por meios digitais a Obra apenas sob os termos desta Licença, e Você deve incluir uma cópia desta licença, ou o Identificador Uniformizado de Recursos (Uniform Resource Identifier) para esta Licença, com cada cópia ou gravação da Obra que Você distribuir, exibir publicamente, executar publicamente, ou executar publicamente por meios digitais. Você não poderá oferecer ou impor quaisquer termos sobre a Obra que alterem ou restrinjam os termos desta Licença ou o exercício dos direitos aqui concedidos aos destinatários. Você não poderá sub-licenciar a Obra. Você deverá manter intactas todas as informações que se referem a esta Licença e à exclusão de garantias. Você não pode distribuir, exibir publicamente, executar publicamente ou executar publicamente por meios digitais a Obra com qualquer medida tecnológica que controle o acesso ou o uso da Obra de maneira inconsistente com os termos deste Acordo de Licença. O disposto acima se aplica à Obra enquanto incorporada em uma Obra Coletiva, mas isto não requer que a Obra Coletiva, à parte da Obra em si, esteja sujeita aos termos desta Licença. Se Você criar uma Obra Coletiva, em havendo notificação de qualquer Licenciante, Você deve, na medida do razoável, remover da Obra Coletiva qualquer referência a este Licenciante ou Autor Original, conforme solicitado. Se você criar uma Obra Derivada, em havendo notificação de qualquer Licenciante, Você deve, na medida do razoável, remover da Obra Derivada qualquer referência a este Licenciante ou ao Autor Original, conforme solicitado.<text:s/></text:p>
        </text:list-item>
        <text:list-item>
          <text:p text:style-name="P61">Você pode distribuir, exibir publicamente, executar publicamente ou executar publicamente por meios digitais uma Obra Derivada somente sob os termos desta Licença, ou de uma versão posterior desta licença com os mesmos Elementos da Licença desta licença, ou de uma licença do internacional do Creative Commons (iCommons) que contenha os mesmos Elementos da Licença desta Licença (por exemplo, Atribuição, Uso Não Comercial, Compartilhamento pela Mesma Licença Japão). Você deve incluir uma cópia desta licença ou de outra licença especificada na sentença anterior, ou o Identificador Uniformizado de Recursos (Uniform Resource Identifier) para esta licença ou de outra licença especificada na sentença anterior, com cada cópia ou gravação de cada Obra Derivada que Você distribuir, exibir publicamente, executar publicamente ou executar publicamente por meios digitais. Você não poderá oferecer ou impor quaisquer termos sobre a Obra Derivada que alterem ou restrinjam os termos desta Licença ou o exercício dos direitos aqui concedidos aos destinatários, e<text:s/><text:soft-page-break/>Você deverá manter intactas todas as informações que se refiram a esta Licença e à exclusão de garantias. Você não poderá distribuir, exibir publicamente, executar publicamente ou executar publicamente por meios digitais a Obra Derivada com qualquer medida tecnológica que controle o acesso ou o uso da Obra de maneira inconsistente com os termos deste Acordo de Licença. O disposto acima se aplica à Obra Derivada quando incorporada em uma Obra Coletiva, mas isto não requer que a Obra Coletiva, à parte da Obra em si, esteja sujeita aos termos desta Licença.</text:p>
        </text:list-item>
        <text:list-item>
          <text:p text:style-name="P62">Se Você distribuir, exibir publicamente, executar publicamente ou executar publicamente por meios digitais a Obra ou qualquer Obra Derivada ou Obra Coletiva, Você deve manter intactas todas as informações relativas a direitos autorais sobre a Obra e atribuir ao Autor Original crédito razoável com relação ao meio ou mídia que Você está utilizando, através da veiculação do nome (ou pseudônimo, se for o caso) do Autor Original, se fornecido; o título da Obra, se fornecido; na medida do razoável, o Identificador Uniformizado de Recursos (URI) que o Licenciante especificar para estar associado à Obra, se houver, exceto se o URI não se referir ao aviso de direitos autorais ou à informação sobre o regime de licenciamento da Obra; e no caso de Obra Derivada, crédito identificando o uso da Obra na Obra Derivada (exemplo: "Tradução Francesa da Obra de Autor Original", ou "Roteiro baseado na Obra original de Autor Original"). Tal crédito pode ser implementado de qualquer forma razoável; entretanto, no caso de Obra Derivada ou Obra Coletiva, este crédito aparecerá no mínimo onde qualquer outro crédito comparável de autoria aparece e de modo ao menos tão proeminente quanto este outro crédito de autoria comparável.<text:s/></text:p>
        </text:list-item>
      </text:list>
      <text:p text:style-name="P63"><text:span text:style-name="T64">5. Declarações, Garantias e Exoneração</text:span></text:p>
      <text:p text:style-name="P65">EXCETO QUANDO FOR DE OUTRA FORMA MUTUAMENTE ACORDADO PELAS PARTES POR ESCRITO, O LICENCIANTE OFERECE A OBRA “NO ESTADO EM QUE SE ENCONTRA” (AS IS) E NÃO PRESTA QUAISQUER GARANTIAS OU DECLARAÇÕES DE QUALQUER ESPÉCIE RELATIVAS À OBRA, SEJAM ELAS EXPRESSAS OU IMPLÍCITAS, DECORRENTES DA LEI OU QUAISQUER OUTRAS, INCLUINDO, SEM LIMITAÇÃO, QUAISQUER GARANTIAS SOBRE A TITULARIDADE DA OBRA, ADEQUAÇÃO PARA QUAISQUER PROPÓSITOS, NÃO-VIOLAÇÃO DE DIREITOS, OU INEXISTÊNCIA DE QUAISQUER DEFEITOS LATENTES, ACURACIDADE, PRESENÇA OU AUSÊNCIA DE ERROS, SEJAM ELES APARENTES OU OCULTOS. EM JURISDIÇÕES QUE NÃO ACEITEM A EXCLUSÃO DE GARANTIAS IMPLÍCITAS, ESTAS EXCLUSÕES PODEM NÃO SE APLICAR A VOCÊ.</text:p>
      <text:p text:style-name="P66"><text:span text:style-name="T67">6. Limitação de Responsabilidade.</text:span><text:span text:style-name="T68"><text:s/>EXCETO NA EXTENSÃO EXIGIDA PELA LEI APLICÁVEL, EM NENHUMA CIRCUNSTÂNCIA O LICENCIANTE SERÁ RESPONSÁVEL PARA COM VOCÊ POR QUAISQUER DANOS, ESPECIAIS, INCIDENTAIS, CONSEQÜENCIAIS, PUNITIVOS OU EXEMPLARES, ORIUNDOS DESTA LICENÇA OU DO USO DA OBRA, MESMO QUE O LICENCIANTE TENHA SIDO AVISADO SOBRE A POSSIBILIDADE DE TAIS DANOS.</text:span></text:p>
      <text:p text:style-name="P69"><text:span text:style-name="T70">7. Terminação</text:span><text:span text:style-name="T71"><text:s/></text:span></text:p>
      <text:soft-page-break/>
      <text:list text:style-name="LFO4" text:continue-numbering="true">
        <text:list-item>
          <text:p text:style-name="P72">Esta Licença e os direitos aqui concedidos terminarão automaticamente no caso de qualquer violação dos termos desta Licença por Você. Pessoas físicas ou jurídicas que tenham recebido Obras Derivadas ou Obras Coletivas de Você sob esta Licença, entretanto, não terão suas licenças terminadas desde que tais pessoas físicas ou jurídicas permaneçam em total cumprimento com essas licenças. As Seções 1, 2, 5, 6, 7 e 8 subsistirão a qualquer terminação desta Licença.<text:s/></text:p>
        </text:list-item>
        <text:list-item>
          <text:p text:style-name="P73">Sujeito aos termos e condições dispostos acima, a licença aqui concedida é perpétua (pela duração do direito autoral aplicável à Obra). Não obstante o disposto acima, o Licenciante reserva-se o direito de difundir a Obra sob termos diferentes de licença ou de cessar a distribuição da Obra a qualquer momento; desde que, no entanto, quaisquer destas ações não sirvam como meio de retratação desta Licença (ou de qualquer outra licença que tenha sido concedida sob os termos desta Licença, ou que deva ser concedida sob os termos desta Licença) e esta Licença continuará válida e eficaz a não ser que seja terminada de acordo com o disposto acima.<text:s/></text:p>
        </text:list-item>
      </text:list>
      <text:p text:style-name="P74"><text:span text:style-name="T75">8. Outras Disposições</text:span><text:span text:style-name="T76"><text:s/></text:span></text:p>
      <text:list text:style-name="LFO5" text:continue-numbering="true">
        <text:list-item>
          <text:p text:style-name="P77">Cada vez que Você distribuir ou executar publicamente por meios digitais a Obra ou uma Obra Coletiva, o Licenciante oferece ao destinatário uma licença da Obra nos mesmos termos e condições que a licença concedida a Você sob esta Licença.<text:s/></text:p>
        </text:list-item>
        <text:list-item>
          <text:p text:style-name="P78">Cada vez que Você distribuir ou executar publicamente por meios digitais uma Obra Derivada, o Licenciante oferece ao destinatário uma licença à Obra original nos mesmos termos e condições que foram concedidos a Você sob esta Licença.<text:s/></text:p>
        </text:list-item>
        <text:list-item>
          <text:p text:style-name="P79">Se qualquer disposição desta Licença for tida como inválida ou não-executável sob a lei aplicável, isto não afetará a validade ou a possibilidade de execução do restante dos termos desta Licença e, sem a necessidade de qualquer ação adicional das partes deste acordo, tal disposição será reformada na mínima extensão necessária para tal disposição tornar-se válida e executável.<text:s/></text:p>
        </text:list-item>
        <text:list-item>
          <text:p text:style-name="P80">Nenhum termo ou disposição desta Licença será considerado renunciado e nenhuma violação será considerada consentida, a não ser que tal renúncia ou consentimento seja feito por escrito e assinado pela parte que será afetada por tal renúncia ou consentimento.<text:s/></text:p>
        </text:list-item>
        <text:list-item>
          <text:p text:style-name="P81">Esta Licença representa o acordo integral entre as partes com respeito à Obra aqui licenciada. Não há entendimentos, acordos ou declarações relativas à Obra que não estejam especificadas aqui. O Licenciante não será obrigado por nenhuma disposição adicional que possa aparecer em quaisquer comunicações provenientes de Você. Esta Licença não pode ser modificada sem o mútuo acordo, por escrito, entre o Licenciante e Você.<text:s/></text:p>
        </text:list-item>
      </text:list>
      <text:p text:style-name="P82">O Creative Commons não é uma parte desta Licença e não presta qualquer garantia relacionada à Obra. O Creative Commons não será responsável perante Você ou qualquer outra parte por quaisquer danos, incluindo, sem limitação, danos gerais, especiais, incidentais ou conseqüentes, originados com relação a esta licença. Não obstante as duas frases anteriores, se o Creative Commons tiver expressamente se identificado como o Licenciante, ele deverá ter todos os direitos e obrigações do Licenciante.</text:p>
      <text:soft-page-break/>
      <text:p text:style-name="P83">Exceto para o propósito delimitado de indicar ao público que a Obra é licenciada sob a CCPL (Licença Pública Creative Commons), nenhuma parte deverá utilizar a marca "Creative Commons" ou qualquer outra marca ou logo relacionado ao Creative Commons sem consentimento prévio e por escrito do Creative Commons. Qualquer uso permitido deverá ser de acordo com as diretrizes do Creative Commons de utilização da marca então válidas, conforme sejam publicadas em seu website ou de outro modo disponibilizadas periodicamente mediante solicitação.</text:p>
      <text:p text:style-name="P84"><text:span text:style-name="T85">O Creative Commons pode ser contactado pelo endereço:</text:span><text:a xlink:href="http://creativecommons.org" office:target-frame-name="_top" xlink:show="replace"><text:span text:style-name="T86">http://creativecommons.org/</text:span></text:a><text:span text:style-name="T87">.</text:span></text:p>
      <text:p text:style-name="P88"/>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B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pt" style:country-asian="BR" fo:hyphenate="false"/>
    </style:style>
    <style:style style:name="Ênfase" style:display-name="Ênfase" style:family="text" style:parent-style-name="Fonteparág.padrão">
      <style:text-properties fo:font-style="italic" style:font-style-asian="italic" style:font-style-complex="italic"/>
    </style:style>
    <style:style style:name="Forte" style:display-name="Forte" style:family="text" style:parent-style-name="Fonteparág.padrão">
      <style:text-properties fo:font-weight="bold" style:font-weight-asian="bold" style:font-weight-complex="bold"/>
    </style:style>
    <style:style style:name="Hyperlink" style:display-name="Hyperlink" style:family="text" style:parent-style-name="Fonteparág.padrão">
      <style:text-properties fo:color="#0000FF" style:text-underline-type="single" style:text-underline-style="solid" style:text-underline-width="auto" style:text-underline-mode="continuous"/>
    </style:style>
    <style:style style:name="Textodebalão" style:display-name="Texto de balão"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odebalãoChar" style:display-name="Texto de balão Char" style:family="text" style:parent-style-name="Fonteparág.padrão">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a" style:num-letter-sync="true">
        <style:list-level-properties text:space-before="1.25in" text:min-label-width="0.25in"/>
      </text:list-level-style-number>
      <text:list-level-style-number text:level="4" style:num-suffix="." style:num-format="a" style:num-letter-sync="true">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a" style:num-letter-sync="true">
        <style:list-level-properties text:space-before="2.75in" text:min-label-width="0.25in"/>
      </text:list-level-style-number>
      <text:list-level-style-number text:level="7" style:num-suffix="." style:num-format="a" style:num-letter-sync="true">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a" style:num-letter-sync="true">
        <style:list-level-properties text:space-before="4.25in" text:min-label-width="0.25in"/>
      </text:list-level-style-number>
    </text:list-style>
    <text:list-style style:name="LFO2">
      <text:list-level-style-number text:level="1" style:num-suffix="." style:num-format="a" style:num-letter-sync="true">
        <style:list-level-properties text:space-before="0.25in" text:min-label-width="0.25in"/>
      </text:list-level-style-number>
      <text:list-level-style-number text:level="2" style:num-suffix="." style:num-format="i">
        <style:list-level-properties fo:text-align="end" text:space-before="0.75in" text:min-label-width="0.25in"/>
      </text:list-level-style-number>
      <text:list-level-style-number text:level="3" style:num-suffix="." style:num-format="a" style:num-letter-sync="true">
        <style:list-level-properties text:space-before="1.25in" text:min-label-width="0.25in"/>
      </text:list-level-style-number>
      <text:list-level-style-number text:level="4" style:num-suffix="." style:num-format="a" style:num-letter-sync="true">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a" style:num-letter-sync="true">
        <style:list-level-properties text:space-before="2.75in" text:min-label-width="0.25in"/>
      </text:list-level-style-number>
      <text:list-level-style-number text:level="7" style:num-suffix="." style:num-format="a" style:num-letter-sync="true">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a" style:num-letter-sync="true">
        <style:list-level-properties text:space-before="4.25in" text:min-label-width="0.25in"/>
      </text:list-level-style-number>
    </text:list-style>
    <text:list-style style:name="LFO3">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a" style:num-letter-sync="true">
        <style:list-level-properties text:space-before="1.25in" text:min-label-width="0.25in"/>
      </text:list-level-style-number>
      <text:list-level-style-number text:level="4" style:num-suffix="." style:num-format="a" style:num-letter-sync="true">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a" style:num-letter-sync="true">
        <style:list-level-properties text:space-before="2.75in" text:min-label-width="0.25in"/>
      </text:list-level-style-number>
      <text:list-level-style-number text:level="7" style:num-suffix="." style:num-format="a" style:num-letter-sync="true">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a" style:num-letter-sync="true">
        <style:list-level-properties text:space-before="4.25in" text:min-label-width="0.25in"/>
      </text:list-level-style-number>
    </text:list-style>
    <text:list-style style:name="LFO4">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a" style:num-letter-sync="true">
        <style:list-level-properties text:space-before="1.25in" text:min-label-width="0.25in"/>
      </text:list-level-style-number>
      <text:list-level-style-number text:level="4" style:num-suffix="." style:num-format="a" style:num-letter-sync="true">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a" style:num-letter-sync="true">
        <style:list-level-properties text:space-before="2.75in" text:min-label-width="0.25in"/>
      </text:list-level-style-number>
      <text:list-level-style-number text:level="7" style:num-suffix="." style:num-format="a" style:num-letter-sync="true">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a" style:num-letter-sync="true">
        <style:list-level-properties text:space-before="4.25in" text:min-label-width="0.25in"/>
      </text:list-level-style-number>
    </text:list-style>
    <text:list-style style:name="LFO5">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a" style:num-letter-sync="true">
        <style:list-level-properties text:space-before="1.25in" text:min-label-width="0.25in"/>
      </text:list-level-style-number>
      <text:list-level-style-number text:level="4" style:num-suffix="." style:num-format="a" style:num-letter-sync="true">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a" style:num-letter-sync="true">
        <style:list-level-properties text:space-before="2.75in" text:min-label-width="0.25in"/>
      </text:list-level-style-number>
      <text:list-level-style-number text:level="7" style:num-suffix="." style:num-format="a" style:num-letter-sync="true">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a" style:num-letter-sync="true">
        <style:list-level-properties text:space-before="4.25in" text:min-label-width="0.25in"/>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ergio</meta:initial-creator>
    <dc:creator>Sergio</dc:creator>
    <meta:creation-date>2011-05-31T22:52:00Z</meta:creation-date>
    <dc:date>2011-05-31T22:52:00Z</dc:date>
    <meta:print-date>2011-05-31T22:50:00Z</meta:print-date>
    <meta:template xlink:href="Normal" xlink:type="simple"/>
    <meta:editing-cycles>2</meta:editing-cycles>
    <meta:editing-duration>PT0S</meta:editing-duration>
    <meta:document-statistic meta:page-count="6" meta:paragraph-count="31" meta:word-count="2432" meta:character-count="15537" meta:row-count="109" meta:non-whitespace-character-count="13136"/>
  </office:meta>
</office:document-meta>
</file>